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fill="solid" draw:fill-color="#ffffff" draw:auto-grow-height="false" draw:auto-grow-width="false"/>
    </style:style>
    <style:style style:name="gr28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fo:font-size="18pt"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6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4"><text:s text:c="106"/></text:span><text:span text:style-name="T4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 svg:d="m23797 8637h2557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 svg:d="m31504 8637h-2561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5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7cm" svg:y1="16.605cm" svg:x2="21.747cm" svg:y2="19.499cm" draw:start-shape="id6" draw:start-glue-point="2" draw:end-shape="id7" draw:end-glue-point="0" svg:d="m21747 16605v2894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6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05cm" svg:x2="21.747cm" svg:y2="23.041cm" draw:start-shape="id7" draw:start-glue-point="2" draw:end-shape="id8" svg:d="m21747 20305v2736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363cm" svg:height="0.806cm" svg:x="7.911cm" svg:y="8.234cm">
          <draw:text-box>
            <text:p text:style-name="P1">LETTER_TO_MP</text:p>
          </draw:text-box>
        </draw:frame>
        <draw:connector draw:style-name="gr3" draw:text-style-name="P5" draw:layer="layout" svg:x1="15.434cm" svg:y1="8.631cm" svg:x2="12.276cm" svg:y2="8.637cm" draw:start-shape="id1" draw:start-glue-point="3" draw:end-shape="id11" draw:end-glue-point="1" svg:d="m15434 8631h-1579v6h-1579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2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2" draw:id="id15" draw:layer="layout" svg:width="2.42cm" svg:height="0.818cm" svg:x="3.052cm" svg:y="8.228cm">
          <draw:text-box>
            <text:p text:style-name="P1"><text:span text:style-name="T1">LETTER</text:span></text:p>
          </draw:text-box>
        </draw:frame>
        <draw:frame draw:style-name="gr5" draw:layer="layout" svg:width="0.697cm" svg:height="0.64cm" svg:x="5.372cm" svg:y="8.015cm">
          <draw:text-box>
            <text:p text:style-name="P1">1</text:p>
          </draw:text-box>
        </draw:frame>
        <draw:connector draw:style-name="gr3" draw:text-style-name="P5" draw:layer="layout" svg:x1="5.474cm" svg:y1="8.631cm" svg:x2="7.909cm" svg:y2="8.637cm" draw:start-shape="id15" draw:start-glue-point="1" draw:end-shape="id11" draw:end-glue-point="3" svg:d="m5474 8631h1218v6h1217">
          <text:p/>
        </draw:connector>
        <draw:frame draw:style-name="gr5" draw:layer="layout" svg:width="0.637cm" svg:height="0.64cm" svg:x="7.3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2" draw:layer="layout" svg:width="2.784cm" svg:height="0.818cm" svg:x="1.635cm" svg:y="20.976cm">
          <draw:text-box>
            <text:p text:style-name="P1"><text:span text:style-name="T7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frame draw:style-name="gr19" draw:text-style-name="P1" draw:id="id16" draw:layer="layout" svg:width="2.678cm" svg:height="0.806cm" svg:x="2.923cm" svg:y="11.96cm">
          <draw:text-box>
            <text:p text:style-name="P1">ANSWER</text:p>
          </draw:text-box>
        </draw:frame>
        <draw:frame draw:style-name="gr5" draw:layer="layout" svg:width="0.697cm" svg:height="0.64cm" svg:x="15.47cm" svg:y="9.15cm">
          <draw:text-box>
            <text:p text:style-name="P1">1</text:p>
          </draw:text-box>
        </draw:frame>
        <draw:connector draw:style-name="gr3" draw:text-style-name="P5" draw:layer="layout" svg:x1="5.601cm" svg:y1="12.363cm" svg:x2="16.055cm" svg:y2="9.034cm" draw:start-shape="id16" draw:start-glue-point="1" draw:end-shape="id1" draw:end-glue-point="2" svg:d="m5601 12363h10454v-3329">
          <text:p/>
        </draw:connector>
        <draw:frame draw:style-name="gr5" draw:layer="layout" svg:width="0.637cm" svg:height="0.64cm" svg:x="5.543cm" svg:y="11.911cm">
          <draw:text-box>
            <text:p text:style-name="P1">*</text:p>
          </draw:text-box>
        </draw:frame>
        <draw:connector draw:style-name="gr3" draw:text-style-name="P5" draw:layer="layout" svg:x1="4.262cm" svg:y1="9.034cm" svg:x2="4.262cm" svg:y2="11.96cm" draw:start-shape="id15" draw:start-glue-point="2" draw:end-shape="id16" draw:end-glue-point="0" svg:d="m4262 9034v2926">
          <text:p/>
        </draw:connector>
        <draw:frame draw:style-name="gr5" draw:layer="layout" svg:width="0.697cm" svg:height="0.64cm" svg:x="4.173cm" svg:y="9.115cm">
          <draw:text-box>
            <text:p text:style-name="P1">1</text:p>
          </draw:text-box>
        </draw:frame>
        <draw:frame draw:style-name="gr5" draw:layer="layout" svg:width="0.637cm" svg:height="0.64cm" svg:x="4.244cm" svg:y="11.411cm">
          <draw:text-box>
            <text:p text:style-name="P1">*</text:p>
          </draw:text-box>
        </draw:frame>
        <draw:connector draw:style-name="gr3" draw:text-style-name="P5" draw:layer="layout" draw:line-skew="-0.403cm" svg:x1="23.587cm" svg:y1="19.698cm" svg:x2="26.354cm" svg:y2="8.84cm" draw:start-shape="id7" draw:start-glue-point="4" draw:end-shape="id3" draw:end-glue-point="6" svg:d="m23587 19698h981v-10858h1786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draw:line-skew="0.333cm" svg:x1="25.45cm" svg:y1="12.508cm" svg:x2="23.587cm" svg:y2="19.698cm" draw:start-shape="id13" draw:start-glue-point="3" draw:end-shape="id7" draw:end-glue-point="4" svg:d="m25450 12508h-598v7190h-1265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7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605cm" svg:y1="19.902cm" svg:x2="25.044cm" svg:y2="19.902cm" draw:start-shape="id7" draw:start-glue-point="1" draw:end-shape="id17" svg:d="m23605 19902h143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7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8" draw:layer="layout" svg:width="3.482cm" svg:height="0.806cm" svg:x="25.85cm" svg:y="23.041cm">
          <draw:text-box>
            <text:p text:style-name="P1"><text:span text:style-name="T8">ATTRIBUTE_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8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3" draw:text-style-name="P5" draw:layer="layout" svg:x1="23.556cm" svg:y1="23.444cm" svg:x2="25.845cm" svg:y2="23.444cm" draw:start-shape="id8" draw:start-glue-point="1" draw:end-shape="id18" draw:end-glue-point="3" svg:d="m23556 23444h2289">
          <text:p/>
        </draw:connector>
        <draw:frame draw:style-name="gr5" draw:layer="layout" svg:width="0.697cm" svg:height="0.64cm" svg:x="23.377cm" svg:y="22.863cm">
          <draw:text-box>
            <text:p text:style-name="P1">1</text:p>
          </draw:text-box>
        </draw:frame>
        <draw:frame draw:style-name="gr5" draw:layer="layout" svg:width="0.637cm" svg:height="0.64cm" svg:x="25.271cm" svg:y="22.961cm">
          <draw:text-box>
            <text:p text:style-name="P1">*</text:p>
          </draw:text-box>
        </draw:frame>
        <draw:frame draw:style-name="gr27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8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2" draw:layer="layout" svg:width="4.477cm" svg:height="0.818cm" svg:x="8.136cm" svg:y="20.977cm">
          <draw:text-box>
            <text:p text:style-name="P1"><text:span text:style-name="T7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942cm" svg:y2="8.82cm" draw:start-shape="id3" draw:start-glue-point="2" draw:end-shape="id3" draw:end-glue-point="4" svg:d="m27648 9046v513h1808v-739h-514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4-04T00:07:44.84</dc:date>
    <dc:language>cs-CZ</dc:language>
    <meta:editing-cycles>204</meta:editing-cycles>
    <meta:editing-duration>PT2115H25M34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